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text-properties officeooo:rsid="00b13fb1" officeooo:paragraph-rsid="00b13fb1"/>
    </style:style>
    <style:style style:name="P2" style:family="paragraph" style:parent-style-name="Footnote">
      <style:text-properties officeooo:rsid="00ad3346" officeooo:paragraph-rsid="00ad3346"/>
    </style:style>
    <style:style style:name="P3" style:family="paragraph" style:parent-style-name="Footnote">
      <style:text-properties officeooo:rsid="0177aa20" officeooo:paragraph-rsid="0177aa20"/>
    </style:style>
    <style:style style:name="P4" style:family="paragraph" style:parent-style-name="Footnote">
      <style:text-properties officeooo:rsid="00e500a5" officeooo:paragraph-rsid="01ac47a2"/>
    </style:style>
    <style:style style:name="P5" style:family="paragraph" style:parent-style-name="Footnote">
      <style:text-properties officeooo:rsid="00e500a5" officeooo:paragraph-rsid="02e1aa31"/>
    </style:style>
    <style:style style:name="P6" style:family="paragraph" style:parent-style-name="Text_20_body">
      <style:text-properties fo:font-variant="normal" fo:text-transform="none" fo:color="#000000" style:font-name="Arial2" fo:font-size="10pt" fo:letter-spacing="normal" fo:font-style="normal" fo:font-weight="normal" style:font-size-asian="10pt" style:font-size-complex="10pt"/>
    </style:style>
    <style:style style:name="P7" style:family="paragraph" style:parent-style-name="Text_20_body">
      <style:text-properties officeooo:rsid="009ec15d" officeooo:paragraph-rsid="0254ba37"/>
    </style:style>
    <style:style style:name="P8" style:family="paragraph" style:parent-style-name="Text_20_body">
      <style:text-properties officeooo:rsid="00bb0d18" officeooo:paragraph-rsid="00bb0d18"/>
    </style:style>
    <style:style style:name="P9" style:family="paragraph" style:parent-style-name="Text_20_body">
      <style:text-properties officeooo:rsid="00bc5d4a" officeooo:paragraph-rsid="00bc5d4a"/>
    </style:style>
    <style:style style:name="P10" style:family="paragraph" style:parent-style-name="Text_20_body">
      <style:text-properties officeooo:paragraph-rsid="00bb0d18"/>
    </style:style>
    <style:style style:name="P11" style:family="paragraph" style:parent-style-name="Text_20_body">
      <style:text-properties officeooo:rsid="00b6fcfa" officeooo:paragraph-rsid="017a8e84"/>
    </style:style>
    <style:style style:name="P12" style:family="paragraph" style:parent-style-name="Text_20_body">
      <style:text-properties officeooo:rsid="00b6fcfa" officeooo:paragraph-rsid="00e500a5"/>
    </style:style>
    <style:style style:name="P13" style:family="paragraph" style:parent-style-name="Text_20_body">
      <style:text-properties style:font-name="Arial" fo:language="de" fo:country="DE" officeooo:rsid="0037dde6" officeooo:paragraph-rsid="0037dde6"/>
    </style:style>
    <style:style style:name="P14" style:family="paragraph" style:parent-style-name="Footer">
      <style:paragraph-properties fo:text-align="end" style:justify-single-word="false"/>
      <style:text-properties style:font-name="Arial" fo:language="de" fo:country="DE"/>
    </style:style>
    <style:style style:name="P15"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6" style:family="paragraph" style:parent-style-name="Text_20_body" style:list-style-name="L1">
      <style:text-properties style:font-name="Arial" fo:language="de" fo:country="DE" officeooo:rsid="002c83dc" officeooo:paragraph-rsid="009ff2a5"/>
    </style:style>
    <style:style style:name="P17" style:family="paragraph" style:parent-style-name="Text_20_body" style:list-style-name="L1">
      <style:text-properties style:font-name="Arial" fo:language="de" fo:country="DE" officeooo:rsid="003c0d2f" officeooo:paragraph-rsid="009ff2a5"/>
    </style:style>
    <style:style style:name="P18" style:family="paragraph" style:parent-style-name="Text_20_body" style:list-style-name="L1">
      <style:text-properties style:font-name="Arial" fo:language="de" fo:country="DE" officeooo:rsid="002fe1d5" officeooo:paragraph-rsid="009ff2a5"/>
    </style:style>
    <style:style style:name="P19" style:family="paragraph" style:parent-style-name="Text_20_body" style:list-style-name="L1">
      <style:text-properties style:font-name="Arial" fo:language="de" fo:country="DE" officeooo:rsid="00324cb5" officeooo:paragraph-rsid="009ff2a5"/>
    </style:style>
    <style:style style:name="P20" style:family="paragraph" style:parent-style-name="Text_20_body" style:list-style-name="L1">
      <style:text-properties style:font-name="Arial" fo:language="de" fo:country="DE" officeooo:rsid="0071e14b" officeooo:paragraph-rsid="009ff2a5"/>
    </style:style>
    <style:style style:name="P21" style:family="paragraph" style:parent-style-name="Text_20_body" style:list-style-name="L1">
      <style:text-properties officeooo:rsid="002c83dc" officeooo:paragraph-rsid="009ff2a5"/>
    </style:style>
    <style:style style:name="P22" style:family="paragraph" style:parent-style-name="Heading_20_2">
      <style:text-properties fo:color="#f2ba4b" style:font-name="Arial" fo:background-color="transparent"/>
    </style:style>
    <style:style style:name="P23" style:family="paragraph" style:parent-style-name="Heading_20_2">
      <style:text-properties fo:color="#f2ba4b" style:font-name="Arial" officeooo:rsid="009e104d" officeooo:paragraph-rsid="009e104d" fo:background-color="transparent"/>
    </style:style>
    <style:style style:name="P24" style:family="paragraph" style:parent-style-name="Heading_20_2">
      <style:text-properties officeooo:paragraph-rsid="0085c007"/>
    </style:style>
    <style:style style:name="P25" style:family="paragraph" style:parent-style-name="Heading_20_2">
      <style:text-properties officeooo:paragraph-rsid="009edb47"/>
    </style:style>
    <style:style style:name="P26" style:family="paragraph" style:parent-style-name="Heading_20_2">
      <style:text-properties officeooo:paragraph-rsid="00368265"/>
    </style:style>
    <style:style style:name="P27" style:family="paragraph" style:parent-style-name="Heading_20_2">
      <style:text-properties officeooo:paragraph-rsid="009ff2a5"/>
    </style:style>
    <style:style style:name="P28" style:family="paragraph" style:parent-style-name="Heading_20_3">
      <style:text-properties officeooo:paragraph-rsid="009edb47"/>
    </style:style>
    <style:style style:name="P29" style:family="paragraph" style:parent-style-name="Heading_20_3">
      <style:text-properties officeooo:rsid="00ea7181" officeooo:paragraph-rsid="00ea7181"/>
    </style:style>
    <style:style style:name="P30" style:family="paragraph" style:parent-style-name="Heading_20_1" style:master-page-name="Standard">
      <style:paragraph-properties style:page-number="5"/>
      <style:text-properties style:font-name="Arial" fo:language="de" fo:country="DE"/>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language="de" fo:country="DE"/>
    </style:style>
    <style:style style:name="T2" style:family="text">
      <style:text-properties style:font-name="Arial" fo:language="de" fo:country="DE" officeooo:rsid="01b6c4ef"/>
    </style:style>
    <style:style style:name="T3" style:family="text">
      <style:text-properties style:font-name="Arial" fo:language="de" fo:country="DE" officeooo:rsid="001fca1c"/>
    </style:style>
    <style:style style:name="T4" style:family="text">
      <style:text-properties style:font-name="Arial" fo:language="de" fo:country="DE" officeooo:rsid="0037dde6"/>
    </style:style>
    <style:style style:name="T5" style:family="text">
      <style:text-properties style:font-name="Arial" fo:language="de" fo:country="DE" officeooo:rsid="002eee78"/>
    </style:style>
    <style:style style:name="T6" style:family="text">
      <style:text-properties style:font-name="Arial"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 fo:font-size="12pt" officeooo:rsid="00ad3346" style:font-size-asian="12pt" style:font-size-complex="12pt"/>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 fo:font-size="12pt" fo:letter-spacing="normal" fo:font-style="normal" fo:font-weight="normal" officeooo:rsid="00e79718" fo:background-color="transparent" loext:char-shading-value="0" style:font-size-asian="12pt" style:font-size-complex="12pt"/>
    </style:style>
    <style:style style:name="T17" style:family="text">
      <style:text-properties fo:font-variant="normal" fo:text-transform="none" fo:color="#000000" style:font-name="Arial" fo:font-size="12pt" fo:letter-spacing="normal" fo:font-style="normal" fo:font-weight="normal" officeooo:rsid="00ec47b1" fo:background-color="transparent" loext:char-shading-value="0" style:font-size-asian="12pt" style:font-size-complex="12pt"/>
    </style:style>
    <style:style style:name="T18" style:family="text">
      <style:text-properties fo:font-variant="normal" fo:text-transform="none" fo:color="#000000" style:font-name="Arial" fo:font-size="12pt" fo:letter-spacing="normal" fo:font-style="normal" fo:font-weight="normal" officeooo:rsid="00afc7d9" fo:background-color="transparent" loext:char-shading-value="0" style:font-size-asian="12pt" style:font-size-complex="12pt"/>
    </style:style>
    <style:style style:name="T19" style:family="text">
      <style:text-properties officeooo:rsid="00bc5d4a"/>
    </style:style>
    <style:style style:name="T20" style:family="text">
      <style:text-properties fo:color="#f2ba4b" style:font-name="Arial" fo:background-color="transparent" loext:char-shading-value="0"/>
    </style:style>
    <style:style style:name="T21" style:family="text">
      <style:text-properties fo:color="#f2ba4b" style:font-name="Arial" officeooo:rsid="009edb47" fo:background-color="transparent" loext:char-shading-value="0"/>
    </style:style>
    <style:style style:name="T22" style:family="text">
      <style:text-properties officeooo:rsid="0088a65f"/>
    </style:style>
    <style:style style:name="T23" style:family="text">
      <style:text-properties officeooo:rsid="017a8e84"/>
    </style:style>
    <style:style style:name="T24" style:family="text">
      <style:text-properties officeooo:rsid="0177aa20"/>
    </style:style>
    <style:style style:name="T25" style:family="text">
      <style:text-properties officeooo:rsid="01796a04"/>
    </style:style>
    <style:style style:name="T26" style:family="text">
      <style:text-properties officeooo:rsid="00e500a5"/>
    </style:style>
    <style:style style:name="T27" style:family="text">
      <style:text-properties officeooo:rsid="00e8a846"/>
    </style:style>
    <style:style style:name="T28" style:family="text">
      <style:text-properties officeooo:rsid="00ef4c3c"/>
    </style:style>
    <style:style style:name="T29" style:family="text">
      <style:text-properties officeooo:rsid="00e8ecc8"/>
    </style:style>
    <style:style style:name="T30"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Einleitung</text:h>
      <text:p text:style-name="P6"><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23" text:outline-level="2">Ausgangssituation &amp; Themendarstellung</text:h>
      <text:p text:style-name="P7">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1">Vgl. Bremus, 2013, S. 11.</text:p></text:note-body></text:note>. <text:span text:style-name="T7">Jedoch betrifft dieses Thema nicht nur körperlich oder geistig eingeschränkte Personen. Alle Nutzer von Webseiten profitieren von einer wohl durchdachten Struktur und einem ausgewäh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2">Vgl. Holldorff, 2018.</text:p></text:note-body></text:note></text:span><text:span text:style-name="T10"> </text:span><text:span text:style-name="T11">barrierefrei bzw. barrierearm gestaltet. </text:span><text:span text:style-name="T12">Dies soll im Folgenden aufgearbeitet werden.</text:span></text:p>
      <text:h text:style-name="P22" text:outline-level="2">Motivation</text:h>
      <text:p text:style-name="P8">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19">Angeregt durch dessen Beitrag und einem persönlichen Gespräch mit D. Westphal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9"><text:soft-page-break/>Mit dieser Arbeit gilt es nun zu untersuchen, welche Probleme bei einer nicht optimierten Webseite auftreten können und welche Maßnahmen es zu ergreifen gilt.</text:p>
      <text:h text:style-name="P24" text:outline-level="2"><text:span text:style-name="T20">Ziel</text:span><text:span text:style-name="T21">setzung</text:span></text:h>
      <text:p text:style-name="P10"><text:span text:style-name="T13">Das Ziel der </text:span><text:span text:style-name="T14">Forschung</text:span><text:span text:style-name="T13"> ist,</text:span><text:span text:style-name="T15"> eine</text:span><text:span text:style-name="T13">n</text:span><text:span text:style-name="T15"> </text:span><text:span text:style-name="T16">Leitfaden</text:span><office:annotation><dc:creator>Janet Lehmann</dc:creator><dc:date>2018-07-09T10:44:15.985600567</dc:date><loext:sender-initials>JL</loext:sender-initials><text:p><text:span text:style-name="T30">Drupal 8 Prototypen?</text:span></text:p></office:annotation><text:span text:style-name="T15"> </text:span><text:span text:style-name="T14">für </text:span><text:span text:style-name="T15">die Gestaltung einer barrie</text:span><text:span text:style-name="T17">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8">für gegenwärtige und zukünftige Projekte </text:span><text:span text:style-name="T15">formuliert.</text:span></text:p>
      <text:h text:style-name="P25" text:outline-level="2"><text:span text:style-name="T22">Forschungsm</text:span>ethoden</text:h>
      <text:h text:style-name="P28" text:outline-level="3">Literaturrecherche</text:h>
      <text:p text:style-name="P11">Initial wird eine Literaturrecherche der vorhanden Fachliteratur durchgeführt, um das <text:span text:style-name="T23">Untersuchungsgebiet</text:span> zu <text:span text:style-name="T24">analysieren</text:span> <text:span text:style-name="T24">und bereits bestehendes Wissen zu sammeln</text:span><text:note text:id="ftn3" text:note-class="footnote"><text:note-citation>3</text:note-citation><text:note-body><text:p text:style-name="P3">Vgl. Krul, 2015.</text:p></text:note-body></text:note>. <text:span text:style-name="T25">Das Ziel ist es, die</text:span> wichtigsten Themengebiete, <text:span text:style-name="T25">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3">Vgl. Krul, 2015.</text:p></text:note-body></text:note><text:span text:style-name="T25">. Im Anschluss werden</text:span> <text:span text:style-name="T24">die relevantesten Informationen im Rahmen dieser Bachelorarbeit diskutiert.</text:span></text:p>
      <text:h text:style-name="P28" text:outline-level="3">Experteninterview </text:h>
      <text:p text:style-name="P12">Das eingegrenzte Themengebiet soll <text:span text:style-name="T26">mit Hilfe eines explorativen Experteninterviews</text:span> vertieft und ergänzt werden. <text:span text:style-name="T26">Laut Bogner „</text:span><text:span text:style-name="T6">[…</text:span><text:span text:style-name="T26">]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6"><text:note text:id="ftn5" text:note-class="footnote"><text:note-citation>5</text:note-citation><text:note-body><text:p text:style-name="P4">Bogner, Littig, Menz, 2009, S. 64.</text:p></text:note-body></text:note></text:span><text:span text:style-name="T26">. Das Interview dient dementsprechend der thematischen Strukturierung des Themas und dem Aufstellen von Hypothesen</text:span><text:span text:style-name="T26"><text:note text:id="ftn6" text:note-class="footnote"><text:note-citation>6</text:note-citation><text:note-body><text:p text:style-name="P5"><text:span text:style-name="T27">Vgl. </text:span>Bogner, Littig, Menz<text:span text:style-name="T27">,</text:span> 2009, S. 64.</text:p></text:note-body></text:note></text:span><text:span text:style-name="T26">.</text:span></text:p>
      <text:p text:style-name="P12"><text:soft-page-break/><text:span text:style-name="T28">Ziel der Befragung des Experten ist es, </text:span>die Realitätsnähe des gesammelten Wissen <text:span text:style-name="T29">zu </text:span>bestätig<text:span text:style-name="T29">en bzw. zu </text:span>falsifizier<text:span text:style-name="T29">en, sowie die thematische Sondierung. </text:span></text:p>
      <text:h text:style-name="P29" text:outline-level="3">Leitfaden<office:annotation><dc:creator>Janet Lehmann</dc:creator><dc:date>2018-07-09T10:51:13.948891009</dc:date><loext:sender-initials>JL</loext:sender-initials><text:p text:style-name="P31"><text:span text:style-name="T30">Protoyp?</text:span></text:p></office:annotation></text:h>
      <text:p text:style-name="Text_20_body"/>
      <text:h text:style-name="P26" text:outline-level="2"><text:span text:style-name="T3">F</text:span><text:span text:style-name="T1">orschungsfrag</text:span><text:span text:style-name="T4">e</text:span></text:h>
      <text:p text:style-name="P13">Was kann getan werden, um Webseiten möglichst barrierearm zu gestalten?</text:p>
      <text:h text:style-name="P27" text:outline-level="2"><text:span text:style-name="T3">H</text:span><text:span text:style-name="T1">ypothesen</text:span></text:h>
      <text:list xml:id="list3170679678" text:style-name="L1">
        <text:list-item>
          <text:p text:style-name="P16">Menschen mit Behinderung haben es schwer, sich auf Webseiten zurechtzufinden.</text:p>
        </text:list-item>
        <text:list-item>
          <text:p text:style-name="P21"><text:span text:style-name="T1">Menschen mit Sehbehinderung wissen nicht, wo sich einzelne Elemente </text:span><text:span text:style-name="T5">der Webseite </text:span><text:span text:style-name="T1">explizit befinden.</text:span></text:p>
        </text:list-item>
        <text:list-item>
          <text:p text:style-name="P17">Menschen mit Behinderung bedienen ihre Geräte meist mit der Tastatur.</text:p>
        </text:list-item>
        <text:list-item>
          <text:p text:style-name="P16">Nicht alle Elemente einer Webseite können mit der Tastatur erreicht werden.</text:p>
        </text:list-item>
        <text:list-item>
          <text:p text:style-name="P18">Drupal ist in Vergleich zu anderen Content-Management-Systemen barrierearm.</text:p>
        </text:list-item>
        <text:list-item>
          <text:p text:style-name="P19">Für Menschen mit Behinderung ist es schwer, schnell an Informationen zu gelangen.</text:p>
        </text:list-item>
        <text:list-item>
          <text:p text:style-name="P20">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7</text:page-number></text:p>
      </style:footer>
      <style:footer-first>
        <text:p text:style-name="MP2"><text:page-number style:num-format="1" text:select-page="current">5</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8-03T12:51:28.783541388</dc:date>
    <dc:creator>Janet Lehmann</dc:creator>
    <meta:editing-duration>PT20S</meta:editing-duration>
    <meta:editing-cycles>2</meta:editing-cycles>
    <meta:generator>LibreOffice/6.0.6.2$MacOSX_X86_64 LibreOffice_project/0c292870b25a325b5ed35f6b45599d2ea4458e77</meta:generator>
    <meta:document-statistic meta:table-count="0" meta:image-count="0" meta:object-count="0" meta:page-count="3" meta:paragraph-count="37" meta:word-count="561" meta:character-count="4205" meta:non-whitespace-character-count="3694"/>
    <meta:template xlink:type="simple" xlink:actuate="onRequest" xlink:title="" xlink:href="../Bachelorarbeit_Master.odm" meta:date="2018-08-03T12:50:06.476255739"/>
  </office:meta>
</office:document-meta>
</file>